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use-window-font-color="true" fo:font-weight="normal" fo:font-style="normal" fo:language="pt" fo:country="BR" style:language-asian="zh" style:country-asian="CN" style:language-complex="hi" style:country-complex="IN" style:font-style-complex="normal" style:font-name="F" fo:font-size="14pt" style:letter-kerning="true" style:font-name-asian="F" style:font-name-complex="Lohit Devanagari" style:font-size-asian="12pt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a-me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6">
            <text:p><text:span text:style-name="T1">Com o objetivo de avaliar o efeito no ganho de peso (kg) da utilização do </text:span></text:p>
            <text:p><text:span text:style-name="T1">farelo bruto na alimentação de frangos da linhagem “Ross” com um dia de idade,</text:span></text:p>
            <text:p><text:span text:style-name="T1"> Foi realizado um experimento com duração de 28 dias, composto de 4 tratamentos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9:49:58.794223800</meta:creation-date>
    <dc:date>2025-10-03T16:06:50.681288500</dc:date>
    <meta:editing-duration>PT6H11M1S</meta:editing-duration>
    <meta:editing-cycles>1</meta:editing-cycles>
    <meta:document-statistic meta:table-count="2" meta:cell-count="64" meta:object-count="0"/>
    <meta:generator>LibreOffice/25.2.5.2$Windows_X86_64 LibreOffice_project/03d19516eb2e1dd5d4ccd751a0d6f35f35e08022</meta:generator>
  </office:meta>
</office:document-meta>
</file>